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tab-stops/>
      </style:paragraph-properties>
    </style:style>
    <style:style style:name="P5"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1"/>
    <style:style style:name="P17" style:family="paragraph" style:parent-style-name="Standard" style:list-style-name="L12"/>
    <style:style style:name="P18" style:family="paragraph" style:parent-style-name="Standard" style:list-style-name="L13"/>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6"/>
    <style:style style:name="P22" style:family="paragraph" style:parent-style-name="Standard" style:list-style-name="L17"/>
    <style:style style:name="P23" style:family="paragraph" style:parent-style-name="Standard" style:list-style-name="L18"/>
    <style:style style:name="P24" style:family="paragraph" style:parent-style-name="Standard" style:list-style-name="L19"/>
    <style:style style:name="P25" style:family="paragraph" style:parent-style-name="Standard" style:list-style-name="L20"/>
    <style:style style:name="P26" style:family="paragraph" style:parent-style-name="Standard" style:list-style-name="L21"/>
    <style:style style:name="P27" style:family="paragraph" style:parent-style-name="Standard" style:list-style-name="L22"/>
    <style:style style:name="P28" style:family="paragraph" style:parent-style-name="Standard" style:list-style-name="L23"/>
    <style:style style:name="P29" style:family="paragraph" style:parent-style-name="Standard" style:list-style-name="L24"/>
    <style:style style:name="P30" style:family="paragraph" style:parent-style-name="Standard" style:list-style-name="L25"/>
    <style:style style:name="P31" style:family="paragraph" style:parent-style-name="Standard" style:list-style-name="L26"/>
    <style:style style:name="P32" style:family="paragraph" style:parent-style-name="Standard" style:list-style-name="L27"/>
    <style:style style:name="P33" style:family="paragraph" style:parent-style-name="Standard" style:list-style-name="L28"/>
    <style:style style:name="P34" style:family="paragraph" style:parent-style-name="Standard" style:list-style-name="L29"/>
    <style:style style:name="P35" style:family="paragraph" style:parent-style-name="Standard" style:list-style-name="L30"/>
    <style:style style:name="P36" style:family="paragraph" style:parent-style-name="Standard" style:list-style-name="L31"/>
    <style:style style:name="P37" style:family="paragraph" style:parent-style-name="Standard" style:list-style-name="L32"/>
    <style:style style:name="P38" style:family="paragraph" style:parent-style-name="Standard" style:list-style-name="L33"/>
    <style:style style:name="P39" style:family="paragraph" style:parent-style-name="Standard" style:list-style-name="L34"/>
    <style:style style:name="P40" style:family="paragraph" style:parent-style-name="Standard" style:list-style-name="L35"/>
    <style:style style:name="P41" style:family="paragraph" style:parent-style-name="Standard" style:list-style-name="L36"/>
    <style:style style:name="P42" style:family="paragraph" style:parent-style-name="Standard" style:list-style-name="L37"/>
    <style:style style:name="P43" style:family="paragraph" style:parent-style-name="Standard" style:list-style-name="L38"/>
    <style:style style:name="P44" style:family="paragraph" style:parent-style-name="Standard" style:list-style-name="L39"/>
    <style:style style:name="P45" style:family="paragraph" style:parent-style-name="Standard" style:list-style-name="L40"/>
    <style:style style:name="P46" style:family="paragraph" style:parent-style-name="Standard" style:list-style-name="L41"/>
    <style:style style:name="P47" style:family="paragraph" style:parent-style-name="Standard" style:list-style-name="L42"/>
    <style:style style:name="P48" style:family="paragraph" style:parent-style-name="Standard" style:list-style-name="L43"/>
    <style:style style:name="P49" style:family="paragraph" style:parent-style-name="Standard" style:list-style-name="L44"/>
    <style:style style:name="P50" style:family="paragraph" style:parent-style-name="Standard" style:list-style-name="L45"/>
    <style:style style:name="P51" style:family="paragraph" style:parent-style-name="Standard" style:list-style-name="L47"/>
    <style:style style:name="P52" style:family="paragraph" style:parent-style-name="Standard" style:list-style-name="L46">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5">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Version history <text:s/>(PyOTE description is at end)</text:p>
      <text:p text:style-name="P2"/>
      <text:p text:style-name="Standard"/>
      <text:p text:style-name="Standard">version 3.3.5:</text:p>
      <text:list xml:id="list5801269484282012741" text:style-name="L47">
        <text:list-item>
          <text:p text:style-name="P51">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7851694556905330923" text:style-name="L1">
        <text:list-item>
          <text:p text:style-name="P6">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326156667716057395" text:style-name="L2">
        <text:list-item>
          <text:p text:style-name="P7">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8004376718328739606" text:style-name="L3">
        <text:list-item>
          <text:p text:style-name="P8">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3288735016775156907" text:style-name="L4">
        <text:list-item>
          <text:p text:style-name="P9">Changed main plot so that the scroll wheel only zooms the x axis.</text:p>
        </text:list-item>
        <text:list-item>
          <text:p text:style-name="P9">Changed lightcurve plot so that it conforms properly to 'start-of-exposure'.<text:line-break/></text:p>
        </text:list-item>
      </text:list>
      <text:p text:style-name="Standard">version 3.2.8</text:p>
      <text:list xml:id="list3127006738346866937" text:style-name="L5">
        <text:list-item>
          <text:p text:style-name="P10">Changed font size in help files --- it was fine for Mac but too big for Win10<text:line-break/></text:p>
        </text:list-item>
      </text:list>
      <text:p text:style-name="Standard">version 3.2.7</text:p>
      <text:list xml:id="list3044909743689681274" text:style-name="L6">
        <text:list-item>
          <text:p text:style-name="P11">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3489183006720004980" text:style-name="L7">
        <text:list-item>
          <text:p text:style-name="P12"><text:soft-page-break/>This is a 'cosmetic' release --- there should be NO detectable differences from version 3.2.5 in terms of functionality.</text:p>
        </text:list-item>
        <text:list-item>
          <text:p text:style-name="P12">All python files were brought into compliance with PEP 8 coding standards. <text:s/>Only I care about that.</text:p>
        </text:list-item>
        <text:list-item>
          <text:p text:style-name="P12">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2">All this 'cosmetic' work is in preparation for working on PyOTE issues again.<text:line-break/> </text:p>
        </text:list-item>
      </text:list>
      <text:p text:style-name="Standard">version 3.2.5</text:p>
      <text:list xml:id="list5530741477560008119" text:style-name="L8">
        <text:list-item>
          <text:p text:style-name="P13">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4676760556751450930" text:style-name="L9">
        <text:list-item>
          <text:p text:style-name="P14">Modified the test for newer version to accommodate the different strings returned by pip 18.1 and pip 19.0+</text:p>
        </text:list-item>
        <text:list-item>
          <text:p text:style-name="P14">Added ability to invoke PyOTE from PyMovie with an externally supplied csv file that is automatically opened.<text:line-break/></text:p>
        </text:list-item>
      </text:list>
      <text:p text:style-name="Standard">version 3.2.3</text:p>
      <text:list xml:id="list1582455649495165697" text:style-name="L10">
        <text:list-item>
          <text:p text:style-name="P15">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5">Added support for the PyMovie csv format<text:line-break/></text:p>
        </text:list-item>
      </text:list>
      <text:p text:style-name="Standard">version 3.2.1</text:p>
      <text:list xml:id="list4431598497710337451" text:style-name="L11">
        <text:list-item>
          <text:p text:style-name="P16">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7660209160204473964" text:style-name="L12">
        <text:list-item>
          <text:p text:style-name="P17">Changed GUI to better align text on min max edit boxes to avoid confusion.<text:line-break/></text:p>
        </text:list-item>
      </text:list>
      <text:p text:style-name="Standard"><text:soft-page-break/>version 3.1.9</text:p>
      <text:list xml:id="list5591243488363405909" text:style-name="L13">
        <text:list-item>
          <text:p text:style-name="P18">Fixed a bug in the test for a min/max solution search being constrained by a too large min value.<text:line-break/></text:p>
        </text:list-item>
      </text:list>
      <text:p text:style-name="Standard">version 3.1.8</text:p>
      <text:list xml:id="list8399314669878290943" text:style-name="L14">
        <text:list-item>
          <text:p text:style-name="P19">version 3.1.7 was released without an updated version history. <text:s/>Here is what was changed in 3.1.7:<text:line-break/></text:p>
        </text:list-item>
        <text:list-item>
          <text:p text:style-name="P19">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8776245465183380664" text:style-name="L15">
        <text:list-item>
          <text:p text:style-name="P20">Values entered in the Manual Timestamp Entry dialog box are now 'sticky', thus making corrections easy to do without requiring re-entry of all data. </text:p>
          <text:p text:style-name="P20"><text:line-break/>Also trapped is the case where a user has entered a custom frame time but failed to click the radio button indicating that it is to be used.<text:line-break/></text:p>
        </text:list-item>
      </text:list>
      <text:p text:style-name="Standard">version 3.1.5:</text:p>
      <text:list xml:id="list8822479726533660338" text:style-name="L16">
        <text:list-item>
          <text:p text:style-name="P21">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4851031684486187796" text:style-name="L17">
        <text:list-item>
          <text:p text:style-name="P22">Fixed error in new dropped reading detection logic when light curve was processed in field mode.<text:line-break/></text:p>
        </text:list-item>
        <text:list-item>
          <text:p text:style-name="P22">Cleaned up some language in tooltips.<text:line-break/></text:p>
        </text:list-item>
      </text:list>
      <text:p text:style-name="Standard">version 3.1.3:</text:p>
      <text:list xml:id="list1527236628104988579" text:style-name="L18">
        <text:list-item>
          <text:p text:style-name="P23">Expanded manual timestamp preset time deltas to include NTSC and PAL field times. <text:s/>Also added ability to evaluate numeric expressions entered in the <text:soft-page-break/>'Custom time' box: now you can type <text:s/>1.001/60.0 <text:s/>in that box if you wish.<text:line-break/></text:p>
        </text:list-item>
        <text:list-item>
          <text:p text:style-name="P23">Eliminated the 'entry num' column in the data matrix at the lower left of the GUI. The 'entry num' is unused and a possible source of confusion with the frame or field number for the unwary.<text:line-break/></text:p>
        </text:list-item>
        <text:list-item>
          <text:p text:style-name="P23">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4539048077417232457" text:style-name="L19">
        <text:list-item>
          <text:p text:style-name="P24">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4545857791064430176" text:style-name="L20">
        <text:list-item>
          <text:p text:style-name="P25">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25">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25">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1510959740273979135" text:style-name="L21">
        <text:list-item>
          <text:p text:style-name="P26">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9093681477836898332" text:style-name="L22">
        <text:list-item>
          <text:p text:style-name="P27">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text:soft-page-break/>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4103141720137801266" text:style-name="L23">
        <text:list-item>
          <text:p text:style-name="P28">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8121146571820220871" text:style-name="L24">
        <text:list-item>
          <text:p text:style-name="P29">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3755005605660228038" text:style-name="L25">
        <text:list-item>
          <text:p text:style-name="P30">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4320895260685288281" text:style-name="L26">
        <text:list-item>
          <text:p text:style-name="P31">Disable the Accept integration button when user overrides an automatic block analysis with a manual block selection followed by a click on the Block integrate button.<text:line-break/></text:p>
        </text:list-item>
      </text:list>
      <text:p text:style-name="Standard">version 2.1.4:</text:p>
      <text:list xml:id="list6824319701724795423" text:style-name="L27">
        <text:list-item>
          <text:p text:style-name="P32">Corrected a bug that kept manual selection of block integration from being performed after a refusal to accept the automatic block analysis results.<text:line-break/></text:p>
        </text:list-item>
      </text:list>
      <text:p text:style-name="Standard">version 2.1.3:</text:p>
      <text:list xml:id="list1341424961910068096" text:style-name="L28">
        <text:list-item>
          <text:p text:style-name="P33">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1308861574615302728" text:style-name="L29">
        <text:list-item>
          <text:p text:style-name="P34">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7018416346658726595" text:style-name="L30">
        <text:list-item>
          <text:p text:style-name="P35">Added progress bar tracking of block integration analysis because it can take an <text:soft-page-break/>extended amount of time to complete the analysis when the light curve has many points.<text:line-break/></text:p>
        </text:list-item>
      </text:list>
      <text:p text:style-name="Standard">version 2.1.0</text:p>
      <text:list xml:id="list255310003531742686" text:style-name="L31">
        <text:list-item>
          <text:p text:style-name="P36">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4264846889288027363" text:style-name="L32">
        <text:list-item>
          <text:p text:style-name="P37">Made the selection of Tooltip display 'sticky'</text:p>
        </text:list-item>
        <text:list-item>
          <text:p text:style-name="P37">Duration calculation when D and R span midnight now handled correctly</text:p>
        </text:list-item>
      </text:list>
      <text:p text:style-name="Standard"/>
      <text:p text:style-name="Standard">version 2.0.8</text:p>
      <text:list xml:id="list4138518198836850921" text:style-name="L33">
        <text:list-item>
          <text:p text:style-name="P38">toolTips changed to invoke and display in a custom dialog box that can be moved and resized to better accommodate legacy displays</text:p>
        </text:list-item>
        <text:list-item>
          <text:p text:style-name="P38">Calc flash timing calculation fixed to properly deal with the non-integer frame numbers that can result from field processed csv files</text:p>
        </text:list-item>
        <text:list-item>
          <text:p text:style-name="P38">Flash timing has been verified to work with integrated light curves</text:p>
        </text:list-item>
        <text:list-item>
          <text:p text:style-name="P38">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4">This version provides several features to ease the <text:s/>processing of light curves that are timed with LED flashes from iPhones (John Grismore's AstroFlashTimer) or Android phones (Eric Couto's Occult Flash) rather than VTI timestamped files</text:p>
      <text:p text:style-name="P4"/>
      <text:list xml:id="list8452989267805093103" text:style-name="L34">
        <text:list-item>
          <text:p text:style-name="P39">Adds a button to calculate the edge position of an LED timing flash.</text:p>
        </text:list-item>
        <text:list-item>
          <text:p text:style-name="P39">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39">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39">Adds a checkbox to force manual entry of timestamp info. <text:s/>This is useful when OCR on a VTI timed light curve has catastrophic errors. <text:s/>It is always employed when using LED flash timing.</text:p>
        </text:list-item>
      </text:list>
      <text:list xml:id="list877588373950754004" text:style-name="L35">
        <text:list-item>
          <text:p text:style-name="P40">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2642327933922404937" text:style-name="L36">
        <text:list-item>
          <text:p text:style-name="P41">Added additional instruction in the popup that appears when no timestamps are <text:soft-page-break/>found in the csv file. This will give casual users additional guidance and clarification for the manual timestamp entry process.<text:line-break/></text:p>
        </text:list-item>
      </text:list>
      <text:p text:style-name="Standard">version 2.0.5</text:p>
      <text:list xml:id="list4723475867698446540" text:style-name="L37">
        <text:list-item>
          <text:p text:style-name="P42">files generated by pyote now contain PYOTE in the filename.<text:line-break/></text:p>
        </text:list-item>
        <text:list-item>
          <text:p text:style-name="P42">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4372069013895108678" text:style-name="L38">
        <text:list-item>
          <text:p text:style-name="P43">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8474507899033067146" text:style-name="L39">
        <text:list-item>
          <text:p text:style-name="P44">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7823901324993416802" text:style-name="L40">
        <text:list-item>
          <text:p text:style-name="P45">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2233404697951077396" text:style-name="L41">
        <text:list-item>
          <text:p text:style-name="P46">improved handling of D and R region selection so that one cannot enter an invalid configuration --- automatic corrections/changes are applied.<text:line-break/></text:p>
        </text:list-item>
        <text:list-item>
          <text:p text:style-name="P46">incorporates a new 'solver' that no longer requires an initial estimation of baseline noise. <text:s/>This 'solver' is also much faster. <text:s/>With this 'solver', the two-pass modification added in version 1.46 is no longer needed.<text:line-break/></text:p>
        </text:list-item>
        <text:list-item>
          <text:p text:style-name="P46">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103523356053456291" text:style-name="L42">
        <text:list-item>
          <text:p text:style-name="P47">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3314583328567330249" text:style-name="L43">
        <text:list-item>
          <text:p text:style-name="P48"><text:soft-page-break/>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48">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8633608829102308930" text:style-name="L44">
        <text:list-item>
          <text:p text:style-name="P49">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8480532478881878988" text:style-name="L45">
        <text:list-item>
          <text:p text:style-name="P50"><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50">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50">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50">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4">Open an Anaconda Prompt window if you are running Windows. <text:s/></text:p>
      <text:p text:style-name="P4"/>
      <text:p text:style-name="P4">For a Mac installation, open a command window and type <text:span text:style-name="Default_20_Paragraph_20_Font"><text:span text:style-name="T1">source activate</text:span></text:span>.</text:p>
      <text:p text:style-name="P4"/>
      <text:p text:style-name="P4">Then, type the following line in that command window:</text:p>
      <text:p text:style-name="P4"/>
      <text:list xml:id="list510489405949416681" text:style-name="L46">
        <text:list-item>
          <text:p text:style-name="P52">pip install pyote==1.42</text:p>
        </text:list-item>
      </text:list>
      <text:p text:style-name="P4"/>
      <text:p text:style-name="P4">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02-04T20:35:08</dc:date>
    <meta:editing-cycles>71</meta:editing-cycles>
    <meta:editing-duration>PT19H14M9S</meta:editing-duration>
    <meta:document-statistic meta:table-count="0" meta:image-count="2" meta:object-count="0" meta:page-count="10" meta:paragraph-count="138" meta:word-count="3826" meta:character-count="22471"/>
    <meta:template xlink:type="simple" xlink:actuate="onRequest" xlink:title="" xlink:href="Normal"/>
  </office:meta>
</office:document-meta>
</file>